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8.678333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4.63020833333333cm"/>
    </style:style>
    <style:style style:name="co8" style:family="table-column">
      <style:table-column-properties fo:break-before="auto" style:column-width="5.265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Análisis pre-índice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2" table:style-name="ce3"/>
          <table:table-cell table:style-name="ce1"/>
          <table:table-cell office:value-type="string" table:style-name="ce1">
            <text:p>Interval (ms)</text:p>
          </table:table-cell>
          <table:table-cell office:value-type="float" office:value="15.356894100253671" table:formula="of:=MAX(0; [.B3]-[.B16])" table:style-name="ce1">
            <text:p>15,3568941</text:p>
          </table:table-cell>
          <table:table-cell office:value-type="float" office:value="18.997660285711248" table:formula="of:=([.B3]+[.B16])" table:style-name="ce1">
            <text:p>18,997660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dia</text:p>
          </table:table-cell>
          <table:table-cell office:value-type="float" office:value="17.177277192982459" table:style-name="ce3">
            <text:p>17,17727719</text:p>
          </table:table-cell>
          <table:table-cell table:style-name="ce1"/>
          <table:table-cell office:value-type="string" table:style-name="ce1">
            <text:p>Interval (s)</text:p>
          </table:table-cell>
          <table:table-cell office:value-type="float" office:value="1.5356894100253671E-2" table:formula="of:=[.E2]/1000" table:style-name="ce1">
            <text:p>0,015356894</text:p>
          </table:table-cell>
          <table:table-cell office:value-type="float" office:value="1.8997660285711249E-2" table:formula="of:=[.F2]/1000" table:style-name="ce1">
            <text:p>0,0189976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rror típico</text:p>
          </table:table-cell>
          <table:table-cell office:value-type="float" office:value="0.92680833470286639" table:style-name="ce3">
            <text:p>0,9268083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ediana</text:p>
          </table:table-cell>
          <table:table-cell office:value-type="float" office:value="7.6381999999999994" table:style-name="ce3">
            <text:p>7,63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oda</text:p>
          </table:table-cell>
          <table:table-cell office:value-type="float" office:value="2.1425000000000001" table:style-name="ce3">
            <text:p>2,14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esviación estándar</text:p>
          </table:table-cell>
          <table:table-cell office:value-type="float" office:value="22.127245713973966" table:style-name="ce3">
            <text:p>22,127245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arianza de la muestra</text:p>
          </table:table-cell>
          <table:table-cell office:value-type="float" office:value="489.6150028865793" table:style-name="ce3">
            <text:p>489,61500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urtosis</text:p>
          </table:table-cell>
          <table:table-cell office:value-type="float" office:value="9.5510199775673126" table:style-name="ce3">
            <text:p>9,5510199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oeficiente de asimetría</text:p>
          </table:table-cell>
          <table:table-cell office:value-type="float" office:value="2.5019486116866108" table:style-name="ce3">
            <text:p>2,5019486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ango</text:p>
          </table:table-cell>
          <table:table-cell office:value-type="float" office:value="178.88940000000002" table:style-name="ce3">
            <text:p>178,88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ínimo</text:p>
          </table:table-cell>
          <table:table-cell office:value-type="float" office:value="1.7265999999999999" table:style-name="ce3">
            <text:p>1,72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áximo</text:p>
          </table:table-cell>
          <table:table-cell office:value-type="float" office:value="180.61600000000001" table:style-name="ce3">
            <text:p>180,6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ma</text:p>
          </table:table-cell>
          <table:table-cell office:value-type="float" office:value="9791.0480000000007" table:style-name="ce3">
            <text:p>9791,0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uenta</text:p>
          </table:table-cell>
          <table:table-cell office:value-type="float" office:value="570" table:style-name="ce3">
            <text:p>5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ivel de confianza(95,0%)</text:p>
          </table:table-cell>
          <table:table-cell office:value-type="float" office:value="1.8203830927287878" table:style-name="ce4">
            <text:p>1,820383093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ester-performance-1-clean" table:style-name="ta1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1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8.880300000000005" table:style-name="ce1">
            <text:p>98,8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1437999999999997" table:style-name="ce1">
            <text:p>7,1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5679999999999996" table:style-name="ce1">
            <text:p>4,5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8.1191999999999993" table:style-name="ce1">
            <text:p>8,1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1144999999999996" table:style-name="ce1">
            <text:p>4,1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4222999999999999" table:style-name="ce1">
            <text:p>3,4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9819" table:style-name="ce1">
            <text:p>2,9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653" table:style-name="ce1">
            <text:p>3,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812999999999999" table:style-name="ce1">
            <text:p>2,78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218999999999999" table:style-name="ce1">
            <text:p>2,82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306999999999999" table:style-name="ce1">
            <text:p>2,5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893999999999999" table:style-name="ce1">
            <text:p>3,08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070999999999998" table:style-name="ce1">
            <text:p>2,4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2467000000000001" table:style-name="ce1">
            <text:p>3,2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7341000000000002" table:style-name="ce1">
            <text:p>3,7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305999999999998" table:style-name="ce1">
            <text:p>2,63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327000000000001" table:style-name="ce1">
            <text:p>2,43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850999999999998" table:style-name="ce1">
            <text:p>2,68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010000000000001" table:style-name="ce1">
            <text:p>2,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340999999999999" table:style-name="ce1">
            <text:p>2,4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092000000000001" table:style-name="ce1">
            <text:p>2,70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980000000000001" table:style-name="ce1">
            <text:p>2,8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749000000000001" table:style-name="ce1">
            <text:p>2,2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51999999999999" table:style-name="ce1">
            <text:p>2,31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879999999999999" table:style-name="ce1">
            <text:p>2,3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024" table:style-name="ce1">
            <text:p>2,30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059" table:style-name="ce1">
            <text:p>2,5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624" table:style-name="ce1">
            <text:p>2,76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837000000000001" table:style-name="ce1">
            <text:p>2,28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457999999999998" table:style-name="ce1">
            <text:p>2,0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586999999999998" table:style-name="ce1">
            <text:p>2,35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891000000000002" table:style-name="ce1">
            <text:p>2,08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81000000000001" table:style-name="ce1">
            <text:p>2,07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679000000000002" table:style-name="ce1">
            <text:p>2,46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565000000000002" table:style-name="ce1">
            <text:p>2,05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831999999999998" table:style-name="ce1">
            <text:p>2,1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364999999999999" table:style-name="ce1">
            <text:p>2,23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223000000000002" table:style-name="ce1">
            <text:p>2,2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35" table:style-name="ce1">
            <text:p>2,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090999999999998" table:style-name="ce1">
            <text:p>2,20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043000000000001" table:style-name="ce1">
            <text:p>1,90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779000000000002" table:style-name="ce1">
            <text:p>2,17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6376999999999997" table:style-name="ce1">
            <text:p>5,6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640000000000001" table:style-name="ce1">
            <text:p>2,1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42" table:style-name="ce1">
            <text:p>2,06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9" table:style-name="ce1">
            <text:p>2,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187999999999998" table:style-name="ce1">
            <text:p>2,1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9764999999999997" table:style-name="ce1">
            <text:p>4,97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61" table:style-name="ce1">
            <text:p>2,1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999000000000001" table:style-name="ce1">
            <text:p>2,3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270000000000001" table:style-name="ce1">
            <text:p>2,5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811999999999999" table:style-name="ce1">
            <text:p>2,58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954" table:style-name="ce1">
            <text:p>2,39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142999999999999" table:style-name="ce1">
            <text:p>1,91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94999999999999" table:style-name="ce1">
            <text:p>2,07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162999999999999" table:style-name="ce1">
            <text:p>2,21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525000000000001" table:style-name="ce1">
            <text:p>2,4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316000000000001" table:style-name="ce1">
            <text:p>2,0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229000000000002" table:style-name="ce1">
            <text:p>2,32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3651" table:style-name="ce1">
            <text:p>3,36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084999999999998" table:style-name="ce1">
            <text:p>2,1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5644999999999998" table:style-name="ce1">
            <text:p>4,56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8158000000000001" table:style-name="ce1">
            <text:p>1,8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8616999999999999" table:style-name="ce1">
            <text:p>1,86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570000000000001" table:style-name="ce1">
            <text:p>2,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354000000000002" table:style-name="ce1">
            <text:p>2,13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70999999999999" table:style-name="ce1">
            <text:p>2,31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5716999999999999" table:style-name="ce1">
            <text:p>3,57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141999999999999" table:style-name="ce1">
            <text:p>2,11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433" table:style-name="ce1">
            <text:p>1,9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226000000000002" table:style-name="ce1">
            <text:p>2,52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910000000000001" table:style-name="ce1">
            <text:p>1,9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166000000000001" table:style-name="ce1">
            <text:p>1,9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6.985199999999999" table:style-name="ce1">
            <text:p>16,98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4.384699999999995" table:style-name="ce1">
            <text:p>64,38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4973000000000001" table:style-name="ce1">
            <text:p>4,49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790699999999999" table:style-name="ce1">
            <text:p>13,7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1782000000000004" table:style-name="ce1">
            <text:p>4,17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0837" table:style-name="ce1">
            <text:p>11,08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8477999999999999" table:style-name="ce1">
            <text:p>2,84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303000000000001" table:style-name="ce1">
            <text:p>10,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3092000000000001" table:style-name="ce1">
            <text:p>3,30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827000000000004" table:style-name="ce1">
            <text:p>7,98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752000000000001" table:style-name="ce1">
            <text:p>2,97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1857000000000006" table:style-name="ce1">
            <text:p>9,18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3548" table:style-name="ce1">
            <text:p>3,35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070999999999998" table:style-name="ce1">
            <text:p>7,9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759000000000002" table:style-name="ce1">
            <text:p>2,97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7803000000000004" table:style-name="ce1">
            <text:p>7,7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1478000000000002" table:style-name="ce1">
            <text:p>3,14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4430999999999994" table:style-name="ce1">
            <text:p>8,4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0632999999999999" table:style-name="ce1">
            <text:p>3,06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470999999999997" table:style-name="ce1">
            <text:p>7,24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237000000000001" table:style-name="ce1">
            <text:p>2,32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220999999999997" table:style-name="ce1">
            <text:p>8,62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068000000000001" table:style-name="ce1">
            <text:p>2,40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8974000000000002" table:style-name="ce1">
            <text:p>7,8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891" table:style-name="ce1">
            <text:p>2,8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307999999999998" table:style-name="ce1">
            <text:p>7,6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540999999999999" table:style-name="ce1">
            <text:p>2,45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7522000000000002" table:style-name="ce1">
            <text:p>7,75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022" table:style-name="ce1">
            <text:p>2,3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466999999999999" table:style-name="ce1">
            <text:p>7,4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24999999999999" table:style-name="ce1">
            <text:p>2,2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157999999999999" table:style-name="ce1">
            <text:p>7,9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394999999999998" table:style-name="ce1">
            <text:p>2,43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244000000000007" table:style-name="ce1">
            <text:p>8,3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15999999999998" table:style-name="ce1">
            <text:p>2,2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1448999999999998" table:style-name="ce1">
            <text:p>8,1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178000000000001" table:style-name="ce1">
            <text:p>2,31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227999999999996" table:style-name="ce1">
            <text:p>7,42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389000000000002" table:style-name="ce1">
            <text:p>2,33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2533999999999992" table:style-name="ce1">
            <text:p>8,25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74" table:style-name="ce1">
            <text:p>2,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1242000000000001" table:style-name="ce1">
            <text:p>7,1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51000000000001" table:style-name="ce1">
            <text:p>2,2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097999999999997" table:style-name="ce1">
            <text:p>7,40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4668999999999999" table:style-name="ce1">
            <text:p>3,4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659000000000001" table:style-name="ce1">
            <text:p>7,06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85999999999999" table:style-name="ce1">
            <text:p>2,2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8512000000000004" table:style-name="ce1">
            <text:p>8,85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294" table:style-name="ce1">
            <text:p>2,1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589999999999996" table:style-name="ce1">
            <text:p>7,9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004999999999998" table:style-name="ce1">
            <text:p>2,1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497000000000003" table:style-name="ce1">
            <text:p>7,34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508000000000001" table:style-name="ce1">
            <text:p>2,45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924000000000001" table:style-name="ce1">
            <text:p>7,69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069999999999999" table:style-name="ce1">
            <text:p>2,2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865000000000004" table:style-name="ce1">
            <text:p>7,98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15" table:style-name="ce1">
            <text:p>2,2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437999999999997" table:style-name="ce1">
            <text:p>7,6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32000000000001" table:style-name="ce1">
            <text:p>2,2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755000000000003" table:style-name="ce1">
            <text:p>7,47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9882" table:style-name="ce1">
            <text:p>1,9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842000000000002" table:style-name="ce1">
            <text:p>7,28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918000000000001" table:style-name="ce1">
            <text:p>2,09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545999999999999" table:style-name="ce1">
            <text:p>7,25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3937999999999997" table:style-name="ce1">
            <text:p>4,39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4977999999999998" table:style-name="ce1">
            <text:p>9,49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011999999999998" table:style-name="ce1">
            <text:p>2,4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5361999999999991" table:style-name="ce1">
            <text:p>8,5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612999999999999" table:style-name="ce1">
            <text:p>2,2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1524000000000001" table:style-name="ce1">
            <text:p>7,15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110999999999999" table:style-name="ce1">
            <text:p>2,0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9469999999999992" table:style-name="ce1">
            <text:p>8,9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89" table:style-name="ce1">
            <text:p>2,0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7211999999999996" table:style-name="ce1">
            <text:p>6,7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775000000000001" table:style-name="ce1">
            <text:p>2,0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4026" table:style-name="ce1">
            <text:p>10,40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114999999999998" table:style-name="ce1">
            <text:p>2,0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9118000000000004" table:style-name="ce1">
            <text:p>7,9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8817999999999999" table:style-name="ce1">
            <text:p>1,88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498000000000003" table:style-name="ce1">
            <text:p>7,54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523000000000001" table:style-name="ce1">
            <text:p>2,3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297000000000001" table:style-name="ce1">
            <text:p>7,0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021999999999998" table:style-name="ce1">
            <text:p>2,1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563000000000001" table:style-name="ce1">
            <text:p>7,35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588" table:style-name="ce1">
            <text:p>2,3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371000000000002" table:style-name="ce1">
            <text:p>8,63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7717999999999998" table:style-name="ce1">
            <text:p>2,77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2852999999999994" table:style-name="ce1">
            <text:p>8,28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738999999999999" table:style-name="ce1">
            <text:p>2,3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525" table:style-name="ce1">
            <text:p>7,3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93000000000001" table:style-name="ce1">
            <text:p>2,25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9645000000000001" table:style-name="ce1">
            <text:p>6,96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8617999999999999" table:style-name="ce1">
            <text:p>1,86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942999999999996" table:style-name="ce1">
            <text:p>7,09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1.553599999999999" table:style-name="ce1">
            <text:p>31,5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6817000000000002" table:style-name="ce1">
            <text:p>5,68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8015999999999996" table:style-name="ce1">
            <text:p>5,8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1627000000000001" table:style-name="ce1">
            <text:p>4,16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142000000000002" table:style-name="ce1">
            <text:p>3,51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2992999999999997" table:style-name="ce1">
            <text:p>4,2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2176999999999998" table:style-name="ce1">
            <text:p>4,21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3307000000000002" table:style-name="ce1">
            <text:p>3,3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0175000000000001" table:style-name="ce1">
            <text:p>4,0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706999999999998" table:style-name="ce1">
            <text:p>2,87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055000000000001" table:style-name="ce1">
            <text:p>3,50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733" table:style-name="ce1">
            <text:p>2,87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706" table:style-name="ce1">
            <text:p>2,77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0095999999999998" table:style-name="ce1">
            <text:p>3,0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193000000000001" table:style-name="ce1">
            <text:p>2,31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288" table:style-name="ce1">
            <text:p>2,62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241000000000001" table:style-name="ce1">
            <text:p>2,4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2625999999999999" table:style-name="ce1">
            <text:p>3,26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506000000000002" table:style-name="ce1">
            <text:p>2,55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662999999999998" table:style-name="ce1">
            <text:p>2,86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81999999999998" table:style-name="ce1">
            <text:p>2,32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736999999999999" table:style-name="ce1">
            <text:p>2,87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604" table:style-name="ce1">
            <text:p>2,56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090999999999999" table:style-name="ce1">
            <text:p>2,80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742" table:style-name="ce1">
            <text:p>2,27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046999999999999" table:style-name="ce1">
            <text:p>2,20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95999999999999" table:style-name="ce1">
            <text:p>2,29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086999999999998" table:style-name="ce1">
            <text:p>2,6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61999999999999" table:style-name="ce1">
            <text:p>2,45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78" table:style-name="ce1">
            <text:p>2,1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196" table:style-name="ce1">
            <text:p>2,41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07999999999998" table:style-name="ce1">
            <text:p>2,17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307000000000002" table:style-name="ce1">
            <text:p>2,3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61" table:style-name="ce1">
            <text:p>2,2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428999999999999" table:style-name="ce1">
            <text:p>2,54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156999999999999" table:style-name="ce1">
            <text:p>2,6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318000000000001" table:style-name="ce1">
            <text:p>2,53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928000000000001" table:style-name="ce1">
            <text:p>2,1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00999999999998" table:style-name="ce1">
            <text:p>2,2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400999999999998" table:style-name="ce1">
            <text:p>2,04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97" table:style-name="ce1">
            <text:p>2,2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600999999999999" table:style-name="ce1">
            <text:p>2,16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003000000000001" table:style-name="ce1">
            <text:p>2,4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781" table:style-name="ce1">
            <text:p>1,97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782000000000002" table:style-name="ce1">
            <text:p>2,47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966000000000001" table:style-name="ce1">
            <text:p>1,89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19" table:style-name="ce1">
            <text:p>2,21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219" table:style-name="ce1">
            <text:p>2,02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633000000000002" table:style-name="ce1">
            <text:p>2,36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057999999999999" table:style-name="ce1">
            <text:p>2,10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22999999999998" table:style-name="ce1">
            <text:p>2,0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98000000000001" table:style-name="ce1">
            <text:p>2,32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344000000000002" table:style-name="ce1">
            <text:p>2,5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809000000000002" table:style-name="ce1">
            <text:p>2,08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998999999999998" table:style-name="ce1">
            <text:p>2,4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398000000000001" table:style-name="ce1">
            <text:p>2,13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417000000000001" table:style-name="ce1">
            <text:p>2,54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37000000000002" table:style-name="ce1">
            <text:p>2,15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7542" table:style-name="ce1">
            <text:p>1,75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425000000000001" table:style-name="ce1">
            <text:p>2,14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867000000000002" table:style-name="ce1">
            <text:p>2,78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728" table:style-name="ce1">
            <text:p>2,07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630000000000002" table:style-name="ce1">
            <text:p>2,5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364000000000001" table:style-name="ce1">
            <text:p>2,13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861999999999999" table:style-name="ce1">
            <text:p>2,18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215999999999998" table:style-name="ce1">
            <text:p>2,5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222999999999999" table:style-name="ce1">
            <text:p>1,9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219999999999999" table:style-name="ce1">
            <text:p>2,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1012" table:style-name="ce1">
            <text:p>3,1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901000000000001" table:style-name="ce1">
            <text:p>2,0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838" table:style-name="ce1">
            <text:p>1,98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670999999999998" table:style-name="ce1">
            <text:p>2,46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864000000000001" table:style-name="ce1">
            <text:p>1,88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620000000000001" table:style-name="ce1">
            <text:p>2,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757999999999999" table:style-name="ce1">
            <text:p>2,37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219999999999998" table:style-name="ce1">
            <text:p>2,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631999999999999" table:style-name="ce1">
            <text:p>2,26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393000000000001" table:style-name="ce1">
            <text:p>2,23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98000000000002" table:style-name="ce1">
            <text:p>2,17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336000000000001" table:style-name="ce1">
            <text:p>2,33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326000000000001" table:style-name="ce1">
            <text:p>2,13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425000000000001" table:style-name="ce1">
            <text:p>2,14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210999999999999" table:style-name="ce1">
            <text:p>1,82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482999999999999" table:style-name="ce1">
            <text:p>2,6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393" table:style-name="ce1">
            <text:p>1,93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282000000000002" table:style-name="ce1">
            <text:p>2,22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24" table:style-name="ce1">
            <text:p>2,05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6713" table:style-name="ce1">
            <text:p>3,6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682999999999999" table:style-name="ce1">
            <text:p>2,16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905999999999998" table:style-name="ce1">
            <text:p>2,09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992999999999999" table:style-name="ce1">
            <text:p>2,0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88000000000002" table:style-name="ce1">
            <text:p>2,0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7265999999999999" table:style-name="ce1">
            <text:p>1,7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32999999999998" table:style-name="ce1">
            <text:p>2,21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713000000000001" table:style-name="ce1">
            <text:p>1,9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974000000000001" table:style-name="ce1">
            <text:p>1,9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084" table:style-name="ce1">
            <text:p>1,80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8.3413000000000004" table:style-name="ce1">
            <text:p>8,34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6.9097" table:style-name="ce1">
            <text:p>6,90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4097" table:style-name="ce1">
            <text:p>4,40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6583999999999999" table:style-name="ce1">
            <text:p>3,65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2739000000000003" table:style-name="ce1">
            <text:p>4,2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7808000000000002" table:style-name="ce1">
            <text:p>3,78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422" table:style-name="ce1">
            <text:p>3,24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7822" table:style-name="ce1">
            <text:p>3,78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5211999999999999" table:style-name="ce1">
            <text:p>3,5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2484999999999999" table:style-name="ce1">
            <text:p>4,2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227999999999999" table:style-name="ce1">
            <text:p>3,22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8784999999999998" table:style-name="ce1">
            <text:p>2,87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8925999999999998" table:style-name="ce1">
            <text:p>3,89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1145" table:style-name="ce1">
            <text:p>3,1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8008999999999999" table:style-name="ce1">
            <text:p>2,8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880000000000001" table:style-name="ce1">
            <text:p>3,0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694999999999999" table:style-name="ce1">
            <text:p>3,26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3804999999999996" table:style-name="ce1">
            <text:p>4,3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076000000000001" table:style-name="ce1">
            <text:p>3,00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335000000000001" table:style-name="ce1">
            <text:p>3,0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5516000000000001" table:style-name="ce1">
            <text:p>3,55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4345999999999997" table:style-name="ce1">
            <text:p>4,43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7734999999999999" table:style-name="ce1">
            <text:p>2,77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7526999999999999" table:style-name="ce1">
            <text:p>2,75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21.7987" table:style-name="ce1">
            <text:p>21,79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80.61600000000001" table:style-name="ce1">
            <text:p>180,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1.877499999999998" table:style-name="ce1">
            <text:p>61,8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0.486900000000006" table:style-name="ce1">
            <text:p>70,48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5.894900000000007" table:style-name="ce1">
            <text:p>65,89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2.922200000000004" table:style-name="ce1">
            <text:p>72,9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53.999299999999998" table:style-name="ce1">
            <text:p>53,9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59.342300000000002" table:style-name="ce1">
            <text:p>59,34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51.32910000000001" table:style-name="ce1">
            <text:p>151,32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8.419600000000003" table:style-name="ce1">
            <text:p>68,41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9.535300000000007" table:style-name="ce1">
            <text:p>69,5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5303000000000004" table:style-name="ce1">
            <text:p>7,5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6.8063" table:style-name="ce1">
            <text:p>36,80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8.0408000000000008" table:style-name="ce1">
            <text:p>8,04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2.9377" table:style-name="ce1">
            <text:p>32,9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3428000000000004" table:style-name="ce1">
            <text:p>7,34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230799999999999" table:style-name="ce1">
            <text:p>30,2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5.9261999999999997" table:style-name="ce1">
            <text:p>5,9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5.654299999999999" table:style-name="ce1">
            <text:p>35,65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534400000000002" table:style-name="ce1">
            <text:p>30,5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9.228900000000003" table:style-name="ce1">
            <text:p>39,2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581900000000001" table:style-name="ce1">
            <text:p>30,5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5.966799999999999" table:style-name="ce1">
            <text:p>35,96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1953" table:style-name="ce1">
            <text:p>30,19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2.330800000000004" table:style-name="ce1">
            <text:p>42,3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4.777999999999999" table:style-name="ce1">
            <text:p>34,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1.791200000000003" table:style-name="ce1">
            <text:p>41,79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6.675800000000002" table:style-name="ce1">
            <text:p>36,67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7.8431" table:style-name="ce1">
            <text:p>37,8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8.555500000000002" table:style-name="ce1">
            <text:p>38,55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3.6191" table:style-name="ce1">
            <text:p>13,61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4724000000000004" table:style-name="ce1">
            <text:p>7,4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11.086" table:style-name="ce1">
            <text:p>11,0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38.131900000000002" table:style-name="ce1">
            <text:p>38,1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3907000000000007" table:style-name="ce1">
            <text:p>8,3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8.3263" table:style-name="ce1">
            <text:p>28,32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1060999999999996" table:style-name="ce1">
            <text:p>8,10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4.246299999999998" table:style-name="ce1">
            <text:p>34,24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2.248800000000003" table:style-name="ce1">
            <text:p>32,24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3.740400000000001" table:style-name="ce1">
            <text:p>33,74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4.332099999999997" table:style-name="ce1">
            <text:p>34,3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8.7087" table:style-name="ce1">
            <text:p>28,7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64.340900000000005" table:style-name="ce1">
            <text:p>64,34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47.502600000000001" table:style-name="ce1">
            <text:p>47,50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3.179600000000001" table:style-name="ce1">
            <text:p>23,17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1.086200000000002" table:style-name="ce1">
            <text:p>21,08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9.064399999999999" table:style-name="ce1">
            <text:p>19,06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2.452999999999999" table:style-name="ce1">
            <text:p>22,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4.304300000000001" table:style-name="ce1">
            <text:p>24,30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5.3302" table:style-name="ce1">
            <text:p>15,3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8.616800000000001" table:style-name="ce1">
            <text:p>18,61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5.6922" table:style-name="ce1">
            <text:p>15,69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4724" table:style-name="ce1">
            <text:p>16,4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308800000000002" table:style-name="ce1">
            <text:p>16,30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7041" table:style-name="ce1">
            <text:p>16,70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534099999999999" table:style-name="ce1">
            <text:p>17,5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6646" table:style-name="ce1">
            <text:p>16,66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0.596499999999999" table:style-name="ce1">
            <text:p>20,59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204799999999999" table:style-name="ce1">
            <text:p>16,2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6.638500000000001" table:style-name="ce1">
            <text:p>16,6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4.580299999999999" table:style-name="ce1">
            <text:p>14,5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.174099999999999" table:style-name="ce1">
            <text:p>10,17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5.715199999999996" table:style-name="ce1">
            <text:p>65,71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6.037999999999997" table:style-name="ce1">
            <text:p>46,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6.583199999999998" table:style-name="ce1">
            <text:p>46,5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1.83669999999999" table:style-name="ce1">
            <text:p>101,83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1.454800000000006" table:style-name="ce1">
            <text:p>71,45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3.301400000000001" table:style-name="ce1">
            <text:p>43,3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8.420200000000001" table:style-name="ce1">
            <text:p>48,4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43.483600000000003" table:style-name="ce1">
            <text:p>43,48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23.283200000000001" table:style-name="ce1">
            <text:p>23,2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992899999999999" table:style-name="ce1">
            <text:p>31,99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8.1960999999999995" table:style-name="ce1">
            <text:p>8,1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2681" table:style-name="ce1">
            <text:p>30,26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.5585000000000004" table:style-name="ce1">
            <text:p>6,55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12" table:style-name="ce1">
            <text:p>30,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745899999999999" table:style-name="ce1">
            <text:p>30,74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29.816600000000001" table:style-name="ce1">
            <text:p>29,8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.6315999999999997" table:style-name="ce1">
            <text:p>7,6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29.1555" table:style-name="ce1">
            <text:p>29,15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.0129999999999999" table:style-name="ce1">
            <text:p>7,0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3.673199999999994" table:style-name="ce1">
            <text:p>73,67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695900000000002" table:style-name="ce1">
            <text:p>31,69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0.965200000000003" table:style-name="ce1">
            <text:p>60,96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23" table:style-name="ce1">
            <text:p>31,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2.196100000000001" table:style-name="ce1">
            <text:p>62,1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4.958599999999997" table:style-name="ce1">
            <text:p>34,9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1.552500000000002" table:style-name="ce1">
            <text:p>61,5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1.7087" table:style-name="ce1">
            <text:p>31,7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1.365000000000002" table:style-name="ce1">
            <text:p>61,3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0.920200000000001" table:style-name="ce1">
            <text:p>30,9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64.785600000000002" table:style-name="ce1">
            <text:p>64,78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2.0321" table:style-name="ce1">
            <text:p>12,0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9751999999999992" table:style-name="ce1">
            <text:p>9,97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0.257400000000001" table:style-name="ce1">
            <text:p>10,25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9515999999999991" table:style-name="ce1">
            <text:p>8,95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2059999999999995" table:style-name="ce1">
            <text:p>9,2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1975999999999996" table:style-name="ce1">
            <text:p>9,19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0120000000000005" table:style-name="ce1">
            <text:p>9,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9636999999999993" table:style-name="ce1">
            <text:p>8,9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9727999999999994" table:style-name="ce1">
            <text:p>8,97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3925000000000001" table:style-name="ce1">
            <text:p>8,39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32.854100000000003" table:style-name="ce1">
            <text:p>32,85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9.299299999999999" table:style-name="ce1">
            <text:p>29,29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8.7669" table:style-name="ce1">
            <text:p>28,7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7847000000000008" table:style-name="ce1">
            <text:p>8,78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7161000000000008" table:style-name="ce1">
            <text:p>8,71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7.7904" table:style-name="ce1">
            <text:p>7,79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5030000000000001" table:style-name="ce1">
            <text:p>8,5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2.045999999999999" table:style-name="ce1">
            <text:p>12,0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2.3962" table:style-name="ce1">
            <text:p>42,39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6.039200000000001" table:style-name="ce1">
            <text:p>16,03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6.284599999999998" table:style-name="ce1">
            <text:p>36,2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953000000000003" table:style-name="ce1">
            <text:p>38,9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8.477699999999999" table:style-name="ce1">
            <text:p>18,47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1151" table:style-name="ce1">
            <text:p>8,1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28.6981" table:style-name="ce1">
            <text:p>28,69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29.041" table:style-name="ce1">
            <text:p>29,0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3.839700000000001" table:style-name="ce1">
            <text:p>33,83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1.4831" table:style-name="ce1">
            <text:p>31,48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2.698" table:style-name="ce1">
            <text:p>32,6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4244000000000003" table:style-name="ce1">
            <text:p>8,4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2.3675" table:style-name="ce1">
            <text:p>42,36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1.261600000000001" table:style-name="ce1">
            <text:p>31,2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905900000000003" table:style-name="ce1">
            <text:p>38,9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6.967399999999998" table:style-name="ce1">
            <text:p>36,96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7.7485999999999997" table:style-name="ce1">
            <text:p>7,74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1.960999999999999" table:style-name="ce1">
            <text:p>41,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7.7624000000000004" table:style-name="ce1">
            <text:p>7,76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1.145900000000001" table:style-name="ce1">
            <text:p>31,14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0454000000000008" table:style-name="ce1">
            <text:p>8,04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2.225099999999998" table:style-name="ce1">
            <text:p>32,2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7.0419" table:style-name="ce1">
            <text:p>7,04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5.817" table:style-name="ce1">
            <text:p>35,8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10.123799999999999" table:style-name="ce1">
            <text:p>10,1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30.433" table:style-name="ce1">
            <text:p>30,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6166" table:style-name="ce1">
            <text:p>8,6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177399999999999" table:style-name="ce1">
            <text:p>30,17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4529999999999994" table:style-name="ce1">
            <text:p>8,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2.257800000000003" table:style-name="ce1">
            <text:p>32,25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6082000000000001" table:style-name="ce1">
            <text:p>8,60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6.232799999999997" table:style-name="ce1">
            <text:p>36,23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1578999999999997" table:style-name="ce1">
            <text:p>8,15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3.9739" table:style-name="ce1">
            <text:p>33,9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7.7508999999999997" table:style-name="ce1">
            <text:p>7,75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3.035800000000002" table:style-name="ce1">
            <text:p>33,03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9.1907999999999994" table:style-name="ce1">
            <text:p>9,19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4.862900000000003" table:style-name="ce1">
            <text:p>34,86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1921999999999997" table:style-name="ce1">
            <text:p>8,19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28.5992" table:style-name="ce1">
            <text:p>28,59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7898" table:style-name="ce1">
            <text:p>30,78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1.803999999999998" table:style-name="ce1">
            <text:p>31,8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5243000000000002" table:style-name="ce1">
            <text:p>8,5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967799999999997" table:style-name="ce1">
            <text:p>35,96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1.326599999999999" table:style-name="ce1">
            <text:p>11,3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7.815000000000001" table:style-name="ce1">
            <text:p>17,8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1.3453" table:style-name="ce1">
            <text:p>11,3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0241000000000007" table:style-name="ce1">
            <text:p>8,0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36.529299999999999" table:style-name="ce1">
            <text:p>36,52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27.509599999999999" table:style-name="ce1">
            <text:p>27,5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9835000000000003" table:style-name="ce1">
            <text:p>7,9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336300000000001" table:style-name="ce1">
            <text:p>33,3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29" table:style-name="ce1">
            <text:p>30,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443899999999999" table:style-name="ce1">
            <text:p>30,44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29.625499999999999" table:style-name="ce1">
            <text:p>29,62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692" table:style-name="ce1">
            <text:p>30,6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6326000000000001" table:style-name="ce1">
            <text:p>7,63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2.988300000000002" table:style-name="ce1">
            <text:p>32,98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1420999999999992" table:style-name="ce1">
            <text:p>8,1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4.451999999999998" table:style-name="ce1">
            <text:p>34,4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4893000000000001" table:style-name="ce1">
            <text:p>7,48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522199999999998" table:style-name="ce1">
            <text:p>33,5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3606999999999996" table:style-name="ce1">
            <text:p>7,36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2.692799999999998" table:style-name="ce1">
            <text:p>32,6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4744999999999999" table:style-name="ce1">
            <text:p>7,47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7.146700000000003" table:style-name="ce1">
            <text:p>37,1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532" table:style-name="ce1">
            <text:p>8,5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5.220800000000001" table:style-name="ce1">
            <text:p>15,2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.012600000000001" table:style-name="ce1">
            <text:p>11,01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32.00299999999999" table:style-name="ce1">
            <text:p>132,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6.631900000000002" table:style-name="ce1">
            <text:p>46,6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7.306899999999999" table:style-name="ce1">
            <text:p>37,30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9.910400000000003" table:style-name="ce1">
            <text:p>39,91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9.814499999999995" table:style-name="ce1">
            <text:p>79,8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64.356899999999996" table:style-name="ce1">
            <text:p>64,35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0.034399999999998" table:style-name="ce1">
            <text:p>40,0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7.290700000000001" table:style-name="ce1">
            <text:p>37,2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8.409599999999998" table:style-name="ce1">
            <text:p>58,4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62.759599999999999" table:style-name="ce1">
            <text:p>62,75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6.561000000000007" table:style-name="ce1">
            <text:p>96,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9.985500000000002" table:style-name="ce1">
            <text:p>39,98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.2271999999999998" table:style-name="ce1">
            <text:p>9,2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2.273799999999994" table:style-name="ce1">
            <text:p>72,27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2.133600000000001" table:style-name="ce1">
            <text:p>72,13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6.0886" table:style-name="ce1">
            <text:p>96,08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09.25069999999999" table:style-name="ce1">
            <text:p>109,25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67.301599999999993" table:style-name="ce1">
            <text:p>67,3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6.213000000000001" table:style-name="ce1">
            <text:p>46,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.5934999999999997" table:style-name="ce1">
            <text:p>4,59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500" table:style-name="ce1">
            <text:p>500</text:p>
          </table:table-cell>
          <table:table-cell office:value-type="float" office:value="32.461300000000001" table:style-name="ce1">
            <text:p>32,4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13.3521" table:style-name="ce1">
            <text:p>13,35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28.743300000000001" table:style-name="ce1">
            <text:p>28,7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6.2328000000000001" table:style-name="ce1">
            <text:p>6,23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1.793600000000001" table:style-name="ce1">
            <text:p>31,79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5.055300000000003" table:style-name="ce1">
            <text:p>35,05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3.877499999999998" table:style-name="ce1">
            <text:p>33,8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8613" table:style-name="ce1">
            <text:p>30,8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1038" table:style-name="ce1">
            <text:p>30,1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46.1691" table:style-name="ce1">
            <text:p>46,16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7.346299999999999" table:style-name="ce1">
            <text:p>37,34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4.411200000000001" table:style-name="ce1">
            <text:p>34,41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4.4071" table:style-name="ce1">
            <text:p>14,4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3657" table:style-name="ce1">
            <text:p>10,36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8026999999999997" table:style-name="ce1">
            <text:p>7,80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3.907" table:style-name="ce1">
            <text:p>13,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2630999999999997" table:style-name="ce1">
            <text:p>9,26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1.775" table:style-name="ce1">
            <text:p>11,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8452999999999999" table:style-name="ce1">
            <text:p>8,8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2.4008" table:style-name="ce1">
            <text:p>12,4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1453000000000007" table:style-name="ce1">
            <text:p>9,1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9339000000000004" table:style-name="ce1">
            <text:p>7,93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1826000000000008" table:style-name="ce1">
            <text:p>8,18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0299999999999994" table:style-name="ce1">
            <text:p>8,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8354" table:style-name="ce1">
            <text:p>10,83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3564999999999996" table:style-name="ce1">
            <text:p>7,35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4001999999999999" table:style-name="ce1">
            <text:p>7,4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7569999999999997" table:style-name="ce1">
            <text:p>7,7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6765999999999996" table:style-name="ce1">
            <text:p>6,67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4733999999999998" table:style-name="ce1">
            <text:p>7,47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8029000000000002" table:style-name="ce1">
            <text:p>7,80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5.8406000000000002" table:style-name="ce1">
            <text:p>5,84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0646000000000004" table:style-name="ce1">
            <text:p>8,06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32.387" table:style-name="ce1">
            <text:p>32,3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29.598500000000001" table:style-name="ce1">
            <text:p>29,59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8687000000000005" table:style-name="ce1">
            <text:p>8,86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0391000000000004" table:style-name="ce1">
            <text:p>7,0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0625" table:style-name="ce1">
            <text:p>6,06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37.161999999999999" table:style-name="ce1">
            <text:p>37,1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39.325699999999998" table:style-name="ce1">
            <text:p>39,3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59.627200000000002" table:style-name="ce1">
            <text:p>59,6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3.017600000000002" table:style-name="ce1">
            <text:p>63,01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0.203400000000002" table:style-name="ce1">
            <text:p>60,20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3.980499999999999" table:style-name="ce1">
            <text:p>63,9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8.3242999999999991" table:style-name="ce1">
            <text:p>8,3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29.4358" table:style-name="ce1">
            <text:p>29,43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5.902900000000002" table:style-name="ce1">
            <text:p>35,90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8.484699999999997" table:style-name="ce1">
            <text:p>38,48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41.651499999999999" table:style-name="ce1">
            <text:p>41,65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5.205100000000002" table:style-name="ce1">
            <text:p>35,20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.8078000000000003" table:style-name="ce1">
            <text:p>6,80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9.7409999999999997" table:style-name="ce1">
            <text:p>9,7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8392999999999997" table:style-name="ce1">
            <text:p>7,83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8136999999999999" table:style-name="ce1">
            <text:p>7,81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8093000000000004" table:style-name="ce1">
            <text:p>6,80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5075000000000003" table:style-name="ce1">
            <text:p>6,50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27.464200000000002" table:style-name="ce1">
            <text:p>27,46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0744999999999996" table:style-name="ce1">
            <text:p>6,07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1.8901" table:style-name="ce1">
            <text:p>31,8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0.087700000000002" table:style-name="ce1">
            <text:p>30,08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76.009399999999999" table:style-name="ce1">
            <text:p>76,00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9.7211999999999996" table:style-name="ce1">
            <text:p>9,7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1182999999999996" table:style-name="ce1">
            <text:p>6,11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66.008600000000001" table:style-name="ce1">
            <text:p>66,00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0963000000000003" table:style-name="ce1">
            <text:p>7,09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1428000000000003" table:style-name="ce1">
            <text:p>6,14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5.567399999999999" table:style-name="ce1">
            <text:p>35,56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1.148499999999999" table:style-name="ce1">
            <text:p>31,1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29.808499999999999" table:style-name="ce1">
            <text:p>29,8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50.545200000000001" table:style-name="ce1">
            <text:p>50,54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5.9634999999999998" table:style-name="ce1">
            <text:p>5,96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6.112200000000001" table:style-name="ce1">
            <text:p>66,1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43.536099999999998" table:style-name="ce1">
            <text:p>43,53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8.318899999999999" table:style-name="ce1">
            <text:p>68,31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59.701099999999997" table:style-name="ce1">
            <text:p>59,70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1.286200000000001" table:style-name="ce1">
            <text:p>61,28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49.823" table:style-name="ce1">
            <text:p>49,8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29.283999999999999" table:style-name="ce1">
            <text:p>29,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30.728999999999999" table:style-name="ce1">
            <text:p>30,7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29.197399999999998" table:style-name="ce1">
            <text:p>29,1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.5776000000000003" table:style-name="ce1">
            <text:p>6,57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28.734500000000001" table:style-name="ce1">
            <text:p>28,73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30.819099999999999" table:style-name="ce1">
            <text:p>30,8191</text:p>
          </table:table-cell>
          <table:table-cell table:number-columns-repeated="16380"/>
        </table:table-row>
        <table:table-row table:number-rows-repeated="1048005" table:style-name="ro1">
          <table:table-cell table:number-columns-repeated="16384"/>
        </table:table-row>
      </table:table>
      <table:database-ranges>
        <table:database-range table:target-range-address="tester-performance-1-clean.A2:tester-performance-1-clean.D571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5T15:34:57Z</meta:creation-date>
    <dc:date>2025-05-25T17:48:17Z</dc:date>
  </office:meta>
</office:document-meta>
</file>